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fo:font-weight="bold" officeooo:rsid="00203565" officeooo:paragraph-rsid="00203565" style:font-weight-asian="bold" style:font-weight-complex="bold"/>
    </style:style>
    <style:style style:name="P3" style:family="paragraph" style:parent-style-name="Standard" style:list-style-name="L2">
      <style:text-properties fo:font-weight="normal" officeooo:rsid="00203565" officeooo:paragraph-rsid="0020356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356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2">3</text:span>L<text:span text:style-name="T2">1</text:span> German</text:p>
      <text:p text:style-name="P1"/>
      <text:p text:style-name="P2">Unit Objectives</text:p>
      <text:p text:style-name="P2"/>
      <text:list xml:id="list648538807111082955" text:style-name="L2">
        <text:list-item>
          <text:p text:style-name="P3">Engage in written conversations about the weather and locations</text:p>
        </text:list-item>
        <text:list-item>
          <text:p text:style-name="P3">Create a mock-journal, requiring research into and presentation of the climate and culture of a German-speaking country</text:p>
        </text:list-item>
        <text:list-item>
          <text:p text:style-name="P3">Compare a journal to your everyday life and state what you like or appreciate about German differences</text:p>
        </text:list-item>
        <text:list-item>
          <text:p text:style-name="P3">Present recorder audio information about yourself to your teacher</text:p>
        </text:list-item>
        <text:list-item>
          <text:p text:style-name="P3">Listen to and recite a traditional German poem</text:p>
        </text:list-item>
        <text:list-item>
          <text:p text:style-name="P3">Participate in age-appropriate culture activities</text:p>
        </text:list-item>
        <text:list-item>
          <text:p text:style-name="P3">Compare and contrast your own experiences with what you have observed</text:p>
        </text:list-item>
        <text:list-item>
          <text:p text:style-name="P3">Conjugate verbs in the third person and properly use third person pronouns</text:p>
        </text:list-item>
        <text:list-item>
          <text:p text:style-name="P3">Provide and obtain information about the activities, likes, and dislikes of yourself and your friends</text:p>
        </text:list-item>
        <text:list-item>
          <text:p text:style-name="P3">Pose questions using inverted word order and interrogative pronouns</text:p>
        </text:list-item>
        <text:list-item>
          <text:p text:style-name="P3">Engage in spontaneous conversations about emotions, likes, and dislikes, and exchange opinions</text:p>
        </text:list-item>
      </text:list>
      <text:p text:style-name="P2"/>
      <text:p text:style-name="P2">.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5-12-30T14:21:39.836714370</dc:date>
    <meta:editing-duration>PT1H9M44S</meta:editing-duration>
    <meta:editing-cycles>10</meta:editing-cycles>
    <meta:generator>LibreOffice/4.4.5.2$Linux_X86_64 LibreOffice_project/40$Build-2</meta:generator>
    <meta:document-statistic meta:table-count="0" meta:image-count="0" meta:object-count="0" meta:page-count="1" meta:paragraph-count="14" meta:word-count="140" meta:character-count="889" meta:non-whitespace-character-count="773"/>
  </office:meta>
</office:document-meta>
</file>